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cm" draw:fill-color="#1c96cc"/>
    </style:style>
    <style:style style:name="gr2" style:family="graphic" style:parent-style-name="standard">
      <style:graphic-properties draw:stroke="none" svg:stroke-width="0cm" draw:fill-color="#add6e7"/>
    </style:style>
    <style:style style:name="gr3" style:family="graphic" style:parent-style-name="standard">
      <style:graphic-properties draw:stroke="none" svg:stroke-width="0cm" draw:fill-color="#3cafe4"/>
    </style:style>
    <style:style style:name="gr4" style:family="graphic" style:parent-style-name="standard">
      <style:graphic-properties draw:stroke="none" svg:stroke-width="0cm" draw:fill-color="#075f87"/>
    </style:style>
    <style:style style:name="gr5" style:family="graphic" style:parent-style-name="standard">
      <style:graphic-properties draw:stroke="none" svg:stroke-width="0cm" draw:fill-color="#ffffff"/>
    </style:style>
    <style:style style:name="gr6" style:family="graphic" style:parent-style-name="standard">
      <style:graphic-properties svg:stroke-width="0.008cm" svg:stroke-color="#000000" draw:fill="none" draw:fill-color="#ffffff" fo:padding-top="-0.046cm" fo:padding-bottom="-0.046cm" fo:padding-left="-0.046cm" fo:padding-right="-0.046cm"/>
    </style:style>
    <style:style style:name="gr7" style:family="graphic" style:parent-style-name="standard">
      <style:graphic-properties draw:stroke="none" svg:stroke-width="0.008cm" draw:fill-color="#ffffff"/>
    </style:style>
    <style:style style:name="gr8" style:family="graphic" style:parent-style-name="standard">
      <style:graphic-properties svg:stroke-width="0.003cm" svg:stroke-color="#151619" draw:fill="none" draw:fill-color="#ffffff" fo:padding-top="-0.048cm" fo:padding-bottom="-0.048cm" fo:padding-left="-0.048cm" fo:padding-right="-0.048cm"/>
    </style:style>
    <style:style style:name="gr9" style:family="graphic" style:parent-style-name="standard">
      <style:graphic-properties draw:stroke="none" svg:stroke-width="0.003cm" draw:fill-color="#ffffff"/>
    </style:style>
  </office:automatic-styles>
  <office:body>
    <office:drawing>
      <draw:page draw:name="page1" draw:style-name="dp1" draw:master-page-name="Default">
        <draw:g>
          <draw:glue-point draw:id="4" svg:x="-3.108cm" svg:y="-5cm"/>
          <draw:glue-point draw:id="5" svg:x="5cm" svg:y="-5cm"/>
          <draw:glue-point draw:id="6" svg:x="0.947cm" svg:y="-5cm"/>
          <draw:glue-point draw:id="7" svg:x="-4.906cm" svg:y="5cm"/>
          <draw:glue-point draw:id="8" svg:x="3.14cm" svg:y="5cm"/>
          <draw:glue-point draw:id="9" svg:x="-0.881cm" svg:y="5cm"/>
          <draw:glue-point draw:id="10" svg:x="-5cm" svg:y="-3.126cm"/>
          <draw:glue-point draw:id="11" svg:x="-5cm" svg:y="0.892cm"/>
          <draw:glue-point draw:id="12" svg:x="5cm" svg:y="3.108cm"/>
          <draw:glue-point draw:id="13" svg:x="5cm" svg:y="-0.946cm"/>
          <draw:glue-point draw:id="14" svg:x="0.019cm" svg:y="-0.007cm"/>
          <draw:polygon draw:style-name="gr1" draw:layer="layout" svg:width="1.68cm" svg:height="1.581cm" svg:x="0.034cm" svg:y="0.388cm" svg:viewBox="0 0 1681 1582" draw:points="1681,1582 1681,0 0,0 0,1582">
            <text:p/>
          </draw:polygon>
          <draw:polygon draw:style-name="gr2" draw:layer="layout" svg:width="0.028cm" svg:height="1.594cm" svg:x="1.7cm" svg:y="0.375cm" svg:viewBox="0 0 29 1595" draw:points="14,0 0,13 0,1595 29,1595 29,13 14,0 29,13 29,0">
            <text:p/>
          </draw:polygon>
          <draw:polygon draw:style-name="gr2" draw:layer="layout" svg:width="1.694cm" svg:height="0.027cm" svg:x="0.02cm" svg:y="0.375cm" svg:viewBox="0 0 1695 28" draw:points="0,13 13,28 1695,28 1695,0 13,0 0,13 13,0 0,0">
            <text:p/>
          </draw:polygon>
          <draw:polygon draw:style-name="gr2" draw:layer="layout" svg:width="0.028cm" svg:height="1.594cm" svg:x="0.02cm" svg:y="0.388cm" svg:viewBox="0 0 29 1595" draw:points="14,1595 29,1581 29,0 0,0 0,1581 14,1595 0,1581 0,1595">
            <text:p/>
          </draw:polygon>
          <draw:polygon draw:style-name="gr2" draw:layer="layout" svg:width="1.694cm" svg:height="0.026cm" svg:x="0.034cm" svg:y="1.956cm" svg:viewBox="0 0 1695 27" draw:points="1695,13 1681,0 0,0 0,27 1681,27 1695,13 1681,27 1695,27">
            <text:p/>
          </draw:polygon>
          <draw:polygon draw:style-name="gr3" draw:layer="layout" svg:width="2.056cm" svg:height="0.356cm" svg:x="0.034cm" svg:y="0.032cm" svg:viewBox="0 0 2057 357" draw:points="1681,357 2057,0 378,0 0,357">
            <text:p/>
          </draw:polygon>
          <draw:polygon draw:style-name="gr2" draw:layer="layout" svg:width="0.418cm" svg:height="0.38cm" svg:x="1.704cm" svg:y="0.018cm" svg:viewBox="0 0 419 381" draw:points="386,0 376,4 0,360 19,381 395,23 386,0 395,23 419,0">
            <text:p/>
          </draw:polygon>
          <draw:polygon draw:style-name="gr2" draw:layer="layout" svg:width="1.688cm" svg:height="0.027cm" svg:x="0.402cm" svg:y="0.018cm" svg:viewBox="0 0 1689 28" draw:points="0,4 10,28 1689,28 1689,0 10,0 0,4 10,0 4,0">
            <text:p/>
          </draw:polygon>
          <draw:polygon draw:style-name="gr2" draw:layer="layout" svg:width="0.42cm" svg:height="0.38cm" svg:x="0cm" svg:y="0.022cm" svg:viewBox="0 0 421 381" draw:points="33,381 43,376 421,19 402,0 24,356 33,381 24,356 0,381">
            <text:p/>
          </draw:polygon>
          <draw:polygon draw:style-name="gr2" draw:layer="layout" svg:width="1.69cm" svg:height="0.027cm" svg:x="0.034cm" svg:y="0.375cm" svg:viewBox="0 0 1691 28" draw:points="1691,23 1681,0 0,0 0,28 1681,28 1691,23 1681,28 1686,28">
            <text:p/>
          </draw:polygon>
          <draw:polygon draw:style-name="gr4" draw:layer="layout" svg:width="0.376cm" svg:height="1.937cm" svg:x="1.714cm" svg:y="0.032cm" svg:viewBox="0 0 377 1938" draw:points="377,1580 377,0 0,356 0,1938">
            <text:p/>
          </draw:polygon>
          <draw:polygon draw:style-name="gr2" draw:layer="layout" svg:width="0.028cm" svg:height="1.612cm" svg:x="2.075cm" svg:y="0cm" svg:viewBox="0 0 29 1613" draw:points="5,21 0,31 0,1613 29,1613 29,31 5,21 29,31 29,0">
            <text:p/>
          </draw:polygon>
          <draw:polygon draw:style-name="gr2" draw:layer="layout" svg:width="0.399cm" svg:height="0.376cm" svg:x="1.7cm" svg:y="0.022cm" svg:viewBox="0 0 400 377" draw:points="0,366 23,377 400,19 381,0 4,356 0,366 4,356 0,361">
            <text:p/>
          </draw:polygon>
          <draw:polygon draw:style-name="gr2" draw:layer="layout" svg:width="0.028cm" svg:height="1.612cm" svg:x="1.7cm" svg:y="0.388cm" svg:viewBox="0 0 29 1613" draw:points="24,1591 29,1581 29,0 0,0 0,1581 24,1591 0,1581 0,1613">
            <text:p/>
          </draw:polygon>
          <draw:polygon draw:style-name="gr2" draw:layer="layout" svg:width="0.398cm" svg:height="0.377cm" svg:x="1.704cm" svg:y="1.602cm" svg:viewBox="0 0 399 378" draw:points="399,9 376,0 0,358 19,378 394,19 399,9 394,19 399,16">
            <text:p/>
          </draw:polygon>
          <draw:polygon draw:style-name="gr5" draw:layer="layout" svg:width="0.145cm" svg:height="0.144cm" svg:x="0.136cm" svg:y="1.746cm" svg:viewBox="0 0 146 145" draw:points="72,145 76,145 80,144 83,144 87,143 90,142 94,141 98,140 100,139 104,138 107,136 110,134 113,132 116,130 119,128 121,126 123,123 126,121 128,118 131,116 133,113 135,110 137,107 138,104 139,100 141,97 142,94 143,90 143,86 144,83 145,79 145,76 146,72 145,68 145,65 144,61 143,58 143,54 142,51 141,47 139,44 138,41 137,37 135,35 133,31 131,28 128,26 126,23 123,21 121,18 119,16 116,14 113,12 110,10 107,8 104,7 100,5 98,4 94,3 90,2 87,1 83,0 80,0 76,0 72,0 68,0 65,0 61,0 58,1 54,2 51,3 47,4 44,5 41,7 37,8 35,10 31,12 29,14 26,16 23,18 21,21 18,23 16,26 14,28 11,31 10,35 8,37 6,41 5,44 4,47 2,51 1,54 1,58 0,61 0,65 0,68 0,72 0,76 0,79 0,83 1,86 1,90 2,94 4,97 5,100 6,104 8,107 10,110 11,113 14,116 16,118 18,121 21,123 23,126 26,128 29,130 31,132 35,134 37,136 41,138 44,139 47,140 51,141 54,142 58,143 61,144 65,144 68,145">
            <text:p/>
          </draw:polygon>
          <draw:polygon draw:style-name="gr6" draw:layer="layout" svg:width="0.145cm" svg:height="0.144cm" svg:x="0.136cm" svg:y="1.746cm" svg:viewBox="0 0 146 145" draw:points="72,145 76,145 80,144 83,144 87,143 90,142 94,141 98,140 100,139 104,138 107,136 110,134 113,132 116,130 119,128 121,126 123,123 126,121 128,118 131,116 133,113 135,110 137,107 138,104 139,100 141,97 142,94 143,90 143,86 144,83 145,79 145,76 146,72 145,68 145,65 144,61 143,58 143,54 142,51 141,47 139,44 138,41 137,37 135,35 133,31 131,28 128,26 126,23 123,21 121,18 119,16 116,14 113,12 110,10 107,8 104,7 100,5 98,4 94,3 90,2 87,1 83,0 80,0 76,0 72,0 68,0 65,0 61,0 58,1 54,2 51,3 47,4 44,5 41,7 37,8 35,10 31,12 29,14 26,16 23,18 21,21 18,23 16,26 14,28 11,31 10,35 8,37 6,41 5,44 4,47 2,51 1,54 1,58 0,61 0,65 0,68 0,72 0,76 0,79 0,83 1,86 1,90 2,94 4,97 5,100 6,104 8,107 10,110 11,113 14,116 16,118 18,121 21,123 23,126 26,128 29,130 31,132 35,134 37,136 41,138 44,139 47,140 51,141 54,142 58,143 61,144 65,144 68,145">
            <text:p/>
          </draw:polygon>
          <draw:polygon draw:style-name="gr7" draw:layer="layout" svg:width="0.542cm" svg:height="0.545cm" svg:x="0.146cm" svg:y="1.334cm" svg:viewBox="0 0 543 546" draw:points="0,408 141,546 543,137 400,0">
            <text:p/>
          </draw:polygon>
          <draw:polygon draw:style-name="gr6" draw:layer="layout" svg:width="0.542cm" svg:height="0.545cm" svg:x="0.146cm" svg:y="1.334cm" svg:viewBox="0 0 543 546" draw:points="0,408 141,546 543,137 400,0">
            <text:p/>
          </draw:polygon>
          <draw:polygon draw:style-name="gr7" draw:layer="layout" svg:width="1.085cm" svg:height="1.079cm" svg:x="0.489cm" svg:y="0.495cm" svg:viewBox="0 0 1086 1080" draw:points="0,540 1,567 3,595 6,621 11,648 17,674 24,700 33,725 42,749 53,774 66,796 78,819 93,841 108,863 124,883 141,903 159,921 178,939 198,956 218,972 239,987 261,1001 284,1015 307,1026 331,1037 356,1047 381,1055 407,1062 434,1069 460,1073 487,1077 515,1079 543,1080 570,1079 598,1077 626,1073 652,1069 679,1062 704,1055 729,1047 754,1037 778,1026 801,1015 824,1001 846,987 867,972 888,956 907,939 926,921 944,903 962,883 977,863 993,841 1007,819 1020,796 1032,774 1043,749 1053,725 1061,700 1069,674 1075,648 1079,621 1083,595 1085,567 1086,540 1085,512 1083,484 1079,458 1075,430 1069,405 1061,379 1053,353 1043,329 1032,305 1020,283 1007,260 993,238 977,216 962,196 944,176 926,157 907,140 888,123 867,107 846,92 824,77 801,65 778,52 754,42 729,32 704,24 679,16 652,10 626,5 598,2 570,0 543,0 515,0 487,2 460,5 434,10 407,16 381,24 356,32 331,42 307,52 284,65 261,77 239,92 218,107 198,123 178,140 159,157 141,176 124,196 108,216 93,238 78,260 66,283 53,305 42,329 33,353 24,379 17,405 11,430 6,458 3,484 1,512 0,540 76,540 76,515 78,492 81,469 85,446 90,423 97,402 104,380 112,359 122,338 132,318 143,299 156,280 168,262 182,244 197,227 213,211 229,196 246,181 263,167 282,154 301,142 320,131 341,121 361,111 382,103 404,95 426,90 449,84 471,80 495,77 519,75 543,75 566,75 590,77 614,80 636,84 659,90 682,95 703,103 724,111 745,121 765,131 785,142 804,154 822,167 840,181 857,196 872,211 888,227 903,244 917,262 930,280 942,299 953,318 964,338 973,359 982,380 989,402 995,423 1000,446 1005,469 1007,492 1009,515 1010,540 1009,564 1007,587 1005,610 1000,633 995,655 989,677 982,699 973,720 964,741 953,761 942,780 930,799 917,817 903,835 888,851 872,868 857,883 840,898 822,912 804,924 785,937 765,948 745,958 724,967 703,976 682,983 659,989 636,995 614,999 590,1002 566,1004 543,1004 519,1004 495,1002 471,999 449,995 426,989 404,983 382,976 361,967 341,958 320,948 301,937 282,924 263,912 246,898 229,883 213,868 197,851 182,835 168,817 156,799 143,780 132,761 122,741 112,720 104,699 97,677 90,655 85,633 81,610 78,587 76,564 76,540">
            <text:p/>
          </draw:polygon>
          <draw:polygon draw:style-name="gr8" draw:layer="layout" svg:width="1.085cm" svg:height="1.079cm" svg:x="0.489cm" svg:y="0.495cm" svg:viewBox="0 0 1086 1080" draw:points="0,540 1,567 3,595 6,621 11,648 17,674 24,700 33,725 42,749 53,774 66,796 78,819 93,841 108,863 124,883 141,903 159,921 178,939 198,956 218,972 239,987 261,1001 284,1015 307,1026 331,1037 356,1047 381,1055 407,1062 434,1069 460,1073 487,1077 515,1079 543,1080 570,1079 598,1077 626,1073 652,1069 679,1062 704,1055 729,1047 754,1037 778,1026 801,1015 824,1001 846,987 867,972 888,956 907,939 926,921 944,903 962,883 977,863 993,841 1007,819 1020,796 1032,774 1043,749 1053,725 1061,700 1069,674 1075,648 1079,621 1083,595 1085,567 1086,540 1085,512 1083,484 1079,458 1075,430 1069,405 1061,379 1053,353 1043,329 1032,305 1020,283 1007,260 993,238 977,216 962,196 944,176 926,157 907,140 888,123 867,107 846,92 824,77 801,65 778,52 754,42 729,32 704,24 679,16 652,10 626,5 598,2 570,0 543,0 515,0 487,2 460,5 434,10 407,16 381,24 356,32 331,42 307,52 284,65 261,77 239,92 218,107 198,123 178,140 159,157 141,176 124,196 108,216 93,238 78,260 66,283 53,305 42,329 33,353 24,379 17,405 11,430 6,458 3,484 1,512">
            <text:p/>
          </draw:polygon>
          <draw:polygon draw:style-name="gr8" draw:layer="layout" svg:width="0.934cm" svg:height="0.928cm" svg:x="0.565cm" svg:y="0.571cm" svg:viewBox="0 0 935 929" draw:points="0,464 0,440 2,416 5,393 9,370 14,348 21,326 28,304 36,284 46,262 56,242 67,224 80,205 92,186 106,169 121,152 137,136 153,120 170,106 188,92 206,79 225,67 244,56 265,46 285,36 307,27 328,20 350,14 373,9 396,4 419,2 443,0 467,0 491,0 515,2 538,4 561,9 584,14 606,20 628,27 649,36 669,46 690,56 709,67 728,79 746,92 764,106 781,120 797,136 813,152 828,169 841,186 854,205 867,224 878,242 888,262 898,284 906,304 914,326 920,348 924,370 929,393 932,416 934,440 935,464 934,488 932,512 929,535 924,557 920,580 914,602 906,623 898,645 888,665 878,685 867,704 854,723 841,741 828,759 813,776 797,792 781,808 764,822 746,836 728,849 709,861 690,872 669,883 649,892 628,900 606,908 584,914 561,919 538,923 515,926 491,928 467,929 443,928 419,926 396,923 373,919 350,914 328,908 307,900 285,892 265,883 244,872 225,861 206,849 188,836 170,822 153,808 137,792 121,776 106,759 92,741 80,723 67,704 56,685 46,665 36,645 28,623 21,602 14,580 9,557 5,535 2,512 0,488">
            <text:p/>
          </draw:polygon>
          <draw:polygon draw:style-name="gr9" draw:layer="layout" svg:width="1.085cm" svg:height="1.079cm" svg:x="0.426cm" svg:y="0.526cm" svg:viewBox="0 0 1086 1080" draw:points="0,540 0,568 2,595 6,622 10,648 16,675 24,700 32,725 42,750 53,773 65,797 78,820 92,842 108,863 124,883 141,903 159,921 178,939 197,956 218,972 239,987 261,1001 284,1014 307,1026 332,1037 356,1046 381,1055 407,1063 433,1068 460,1073 487,1076 515,1079 542,1080 570,1079 598,1076 625,1073 652,1068 678,1063 704,1055 729,1046 754,1037 777,1026 801,1014 824,1001 846,987 867,972 888,956 907,939 926,921 944,903 961,883 977,863 993,842 1007,820 1020,797 1032,773 1043,750 1053,725 1061,700 1068,675 1074,648 1079,622 1083,595 1085,568 1086,540 1085,512 1083,485 1079,457 1074,431 1068,405 1061,379 1053,354 1043,330 1032,306 1020,282 1007,259 993,238 977,217 961,197 944,177 926,158 907,141 888,123 867,107 846,92 824,78 801,65 777,54 754,42 729,32 704,24 678,17 652,11 625,6 598,2 570,1 542,0 515,1 487,2 460,6 433,11 407,17 381,24 356,32 332,42 307,54 284,65 261,78 239,92 218,107 197,123 178,141 159,158 141,177 124,197 108,217 92,238 78,259 65,282 53,306 42,330 32,354 24,379 16,405 10,431 6,457 2,485 0,512 0,540 75,540 76,515 78,492 81,469 85,447 90,424 96,402 104,380 112,359 121,339 132,319 143,300 155,280 169,262 182,245 197,227 213,212 229,196 245,182 263,167 282,155 300,143 320,132 340,121 360,112 382,104 404,96 426,90 448,84 472,81 495,78 518,76 542,76 567,76 590,78 614,81 636,84 659,90 681,96 703,104 724,112 745,121 765,132 785,143 803,155 822,167 840,182 856,196 872,212 888,227 903,245 917,262 930,280 942,300 953,319 963,339 973,359 981,380 988,402 995,424 1000,447 1004,469 1007,492 1009,515 1009,540 1009,564 1007,587 1004,610 1000,633 995,655 988,678 981,699 973,720 963,741 953,761 942,780 930,799 917,818 903,835 888,852 872,868 856,883 840,898 822,912 803,925 785,937 765,948 745,958 724,968 703,976 681,983 659,989 636,995 614,999 590,1002 567,1003 542,1004 518,1003 495,1002 472,999 448,995 426,989 404,983 382,976 360,968 340,958 320,948 300,937 282,925 263,912 245,898 229,883 213,868 197,852 182,835 169,818 155,799 143,780 132,761 121,741 112,720 104,699 96,678 90,655 85,633 81,610 78,587 76,564 75,540">
            <text:p/>
          </draw:polygon>
          <draw:polygon draw:style-name="gr8" draw:layer="layout" svg:width="1.085cm" svg:height="1.079cm" svg:x="0.426cm" svg:y="0.526cm" svg:viewBox="0 0 1086 1080" draw:points="0,540 0,568 2,595 6,622 10,648 16,675 24,700 32,725 42,750 53,773 65,797 78,820 92,842 108,863 124,883 141,903 159,921 178,939 197,956 218,972 239,987 261,1001 284,1014 307,1026 332,1037 356,1046 381,1055 407,1063 433,1068 460,1073 487,1076 515,1079 542,1080 570,1079 598,1076 625,1073 652,1068 678,1063 704,1055 729,1046 754,1037 777,1026 801,1014 824,1001 846,987 867,972 888,956 907,939 926,921 944,903 961,883 977,863 993,842 1007,820 1020,797 1032,773 1043,750 1053,725 1061,700 1068,675 1074,648 1079,622 1083,595 1085,568 1086,540 1085,512 1083,485 1079,457 1074,431 1068,405 1061,379 1053,354 1043,330 1032,306 1020,282 1007,259 993,238 977,217 961,197 944,177 926,158 907,141 888,123 867,107 846,92 824,78 801,65 777,54 754,42 729,32 704,24 678,17 652,11 625,6 598,2 570,1 542,0 515,1 487,2 460,6 433,11 407,17 381,24 356,32 332,42 307,54 284,65 261,78 239,92 218,107 197,123 178,141 159,158 141,177 124,197 108,217 92,238 78,259 65,282 53,306 42,330 32,354 24,379 16,405 10,431 6,457 2,485 0,512">
            <text:p/>
          </draw:polygon>
          <draw:polygon draw:style-name="gr8" draw:layer="layout" svg:width="0.934cm" svg:height="0.928cm" svg:x="0.502cm" svg:y="0.602cm" svg:viewBox="0 0 935 929" draw:points="0,464 0,440 2,416 5,394 9,371 14,348 21,326 28,304 37,283 46,263 56,243 67,224 80,204 93,186 106,169 121,151 137,136 153,120 170,106 188,91 206,78 225,66 244,56 265,45 285,36 306,28 329,20 350,14 373,8 396,5 419,2 443,0 467,0 491,0 515,2 538,5 561,8 584,14 606,20 627,28 649,36 670,45 690,56 710,66 728,78 747,91 765,106 781,120 797,136 813,151 828,169 842,186 855,204 867,224 878,243 888,263 898,283 906,304 913,326 920,348 925,371 929,394 932,416 934,440 935,464 934,488 932,512 929,534 925,557 920,580 913,602 906,624 898,645 888,665 878,685 867,705 855,724 842,742 828,760 813,777 797,793 781,808 765,823 747,836 728,850 710,862 690,873 670,883 649,892 627,900 606,908 584,914 561,919 538,923 515,926 491,928 467,929 443,928 419,926 396,923 373,919 350,914 329,908 306,900 285,892 265,883 244,873 225,862 206,850 188,836 170,823 153,808 137,793 121,777 106,760 93,742 80,724 67,705 56,685 46,665 37,645 28,624 21,602 14,580 9,557 5,534 2,512 0,488">
            <text:p/>
          </draw:polygon>
          <draw:polygon draw:style-name="gr9" draw:layer="layout" svg:width="0.097cm" svg:height="0.451cm" svg:x="1.144cm" svg:y="0.803cm" svg:viewBox="0 0 98 452" draw:points="49,0 0,47 0,452 98,452 98,47 49,0 98,47 98,0">
            <text:p/>
          </draw:polygon>
          <draw:polygon draw:style-name="gr5" draw:layer="layout" svg:width="0.454cm" svg:height="0.096cm" svg:x="0.738cm" svg:y="0.803cm" svg:viewBox="0 0 455 97" draw:points="0,48 47,97 455,97 455,0 47,0 0,48 47,0 0,0">
            <text:p/>
          </draw:polygon>
          <draw:polygon draw:style-name="gr5" draw:layer="layout" svg:width="0.096cm" svg:height="0.452cm" svg:x="0.738cm" svg:y="0.85cm" svg:viewBox="0 0 97 453" draw:points="48,453 97,404 97,0 0,0 0,404 48,453 0,404 0,453">
            <text:p/>
          </draw:polygon>
          <draw:polygon draw:style-name="gr5" draw:layer="layout" svg:width="0.455cm" svg:height="0.096cm" svg:x="0.786cm" svg:y="1.206cm" svg:viewBox="0 0 456 97" draw:points="456,48 407,0 0,0 0,97 407,97 456,48 407,97 456,97">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Network Management</dc:title>
    <meta:creation-date>2011-02-07T16:45:35</meta:creation-date>
    <meta:editing-duration>P0D</meta:editing-duration>
    <meta:editing-cycles>1</meta:editing-cycles>
    <meta:document-statistic meta:object-count="30"/>
    <meta:generator>OpenOffice.org/3.3$Linux OpenOffice.org_project/330m20$Build-9567</meta:generator>
  </office:meta>
</office:document-meta>
</file>